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82cm" draw:z-index="0"><draw:image xlink:href="../../odt/images/0079.png" xlink:type="simple" xlink:show="embed" xlink:actuate="onLoad"/></draw:frame></text:p>
          </table:table-cell>
          <table:table-cell table:style-name="Table1.B1" office:value-type="string">
            <text:h text:style-name="P4" text:outline-level="1">Нижний или верхний предел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9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69cm" svg:height="1.349cm" draw:z-index="1"><draw:image xlink:href="../../odt/images/0079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1">Блок </text:span><text:span text:style-name="T12">запоминает</text:span><text:span text:style-name="T13"> и выдает на выходной порт </text:span><text:span text:style-name="T12">экстремальное</text:span><text:span text:style-name="T13"> (минимальное или максимальное) значение входного сигнала (или экстремальные значения в векторе входных сигналов), зафиксированное (</text:span><text:span text:style-name="T8">-</text:span><text:span text:style-name="T13">ые) в процессе моделирования на данный момент времени</text:span><text:span text:style-name="T8">.</text:span></text:p>
            <text:p text:style-name="P5">Алгоритм блока при вычислении максимума:</text:p>
            <text:p text:style-name="P6"><draw:frame draw:style-name="fr3" draw:name="Object2" text:anchor-type="as-char" svg:width="8.818cm" svg:height="1.39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<text:p text:style-name="P5"><text:span text:style-name="T8">Алгоритм блока при вычислении м</text:span><text:span text:style-name="T13">инимума</text:span><text:span text:style-name="T8">:</text:span></text:p>
            <text:p text:style-name="P6"><draw:frame draw:style-name="fr3" draw:name="Object1" text:anchor-type="as-char" svg:width="8.818cm" svg:height="1.39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<draw:frame draw:style-name="fr3" draw:name="Object3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 – вектор входных сигналов,<draw:frame draw:style-name="fr3" draw:name="Object4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– вектор выходных сигналов.</text:p>
            <text:p text:style-name="P5"><text:span text:style-name="T10">Свойство</text:span>:</text:p>
            <text:list xml:id="list3061203678512236720" text:style-name="L1">
              <text:list-item>
                <text:p text:style-name="P7">Тип операции – вычисление минимума сигнала или максимума сигнала.</text:p>
              </text:list-item>
            </text:list>
            <text:p text:style-name="P5"><text:span text:style-name="T6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ижний или верхний предел</dc:title>
    <dc:date>2014-12-01T11:10:09.85</dc:date>
    <meta:generator>OpenOffice/4.1.1$Win32 OpenOffice.org_project/411m6$Build-9775</meta:generator>
    <meta:editing-duration>PT2H6M41S</meta:editing-duration>
    <meta:editing-cycles>64</meta:editing-cycles>
    <meta:document-statistic meta:table-count="1" meta:image-count="2" meta:object-count="4" meta:page-count="1" meta:paragraph-count="15" meta:word-count="93" meta:character-count="68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u_i(t), ~ если ~ u_i(t) &lt; y_i(t-%DELTA t)  #
alignl y_i(t-%DELTA t), ~ если ~  u_i(t) &gt;= y_i(t-%DELTA t)  }
right none
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u_i(t), ~ если ~ u_i(t) &gt; y_i(t-%DELTA t)  #
alignl y_i(t-%DELTA t), ~ если ~  u_i(t) &lt;= y_i(t-%DELTA t)  }
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